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4.15mm"/>
    </style:style>
    <style:style style:name="co2" style:family="table-column">
      <style:table-column-properties fo:break-before="auto" style:column-width="36.02mm"/>
    </style:style>
    <style:style style:name="co3" style:family="table-column">
      <style:table-column-properties fo:break-before="auto" style:column-width="31.1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Calibri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FO vs LRU" table:style-name="ta1">
        <table:shapes>
          <draw:frame draw:z-index="0" draw:style-name="gr1" draw:text-style-name="P1" svg:width="158.38mm" svg:height="91.82mm" svg:x="3.56mm" svg:y="48.42mm">
            <loext:p draw:notify-on-update-of-ranges="'FIFO vs LRU'.A3:'FIFO vs LRU'.A3 'FIFO vs LRU'.A4:'FIFO vs LRU'.A7 'FIFO vs LRU'.B3:'FIFO vs LRU'.B3 'FIFO vs LRU'.B4:'FIFO vs LRU'.B7 'FIFO vs LRU'.C3:'FIFO vs LRU'.C3 'FIFO vs LRU'.C4:'FIFO vs LRU'.C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4" table:number-columns-repeated="1019" table:default-cell-style-name="ce1"/>
        <table:table-row table:style-name="ro1">
          <table:table-cell office:value-type="string" calcext:value-type="string">
            <text:p>Reference string = 1 2 3 4 1 2 5 1 2 3 4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Number of Frames</text:p>
          </table:table-cell>
          <table:table-cell table:style-name="ce2" office:value-type="string" calcext:value-type="string">
            <text:p>FIFO</text:p>
          </table:table-cell>
          <table:table-cell table:style-name="ce2" office:value-type="string" calcext:value-type="string">
            <text:p>LRU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number-columns-repeated="3" table:style-name="ce2"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3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14:55:48.932463489</meta:creation-date>
    <dc:date>2017-09-03T15:22:09.937901198</dc:date>
    <meta:editing-duration>PT26M5S</meta:editing-duration>
    <meta:editing-cycles>23</meta:editing-cycles>
    <meta:generator>LibreOffice/5.3.1.2$Linux_X86_64 LibreOffice_project/30m0$Build-2</meta:generator>
    <meta:document-statistic meta:table-count="1" meta:cell-count="1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39cm" svg:height="9.183cm" xlink:href=".." xlink:type="simple" chart:class="chart:line" chart:style-name="ch1">
        <chart:title svg:x="6.089cm" svg:y="0.318cm" chart:style-name="ch2">
          <text:p>Belady's Anomaly</text:p>
        </chart:title>
        <chart:legend svg:x="12.607cm" svg:y="1.514cm" style:legend-expansion="custom" chartooo:width="2.075cm" chartooo:height="1.782cm" style:legend-expansion-aspect-ratio="1.16442199775533" chart:style-name="ch3"/>
        <chart:plot-area chart:style-name="ch4" table:cell-range-address="'FIFO vs LRU'.A3:'FIFO vs LRU'.C7" chart:data-source-has-labels="both" svg:x="1.275cm" svg:y="1.254cm" svg:width="14.248cm" svg:height="6.817cm">
          <chartooo:coordinate-region svg:x="1.711cm" svg:y="1.427cm" svg:width="13.533cm" svg:height="6.05cm"/>
          <chart:axis chart:dimension="x" chart:name="primary-x" chart:style-name="ch5" chartooo:axis-type="auto">
            <chartooo:date-scale/>
            <chart:title svg:x="7.006cm" svg:y="8.254cm" chart:style-name="ch6">
              <text:p>Number of Frames</text:p>
            </chart:title>
            <chart:categories table:cell-range-address="'FIFO vs LRU'.A4:'FIFO vs LRU'.A7"/>
          </chart:axis>
          <chart:axis chart:dimension="y" chart:name="primary-y" chart:style-name="ch5">
            <chart:title svg:x="0.451cm" svg:y="6.373cm" chart:style-name="ch7">
              <text:p>Number of Page Faults</text:p>
            </chart:title>
          </chart:axis>
          <chart:series chart:style-name="ch8" chart:values-cell-range-address="'FIFO vs LRU'.B4:'FIFO vs LRU'.B7" chart:label-cell-address="'FIFO vs LRU'.B3:'FIFO vs LRU'.B3" chart:class="chart:line">
            <chart:data-point chart:repeated="4"/>
          </chart:series>
          <chart:series chart:style-name="ch9" chart:values-cell-range-address="'FIFO vs LRU'.C4:'FIFO vs LRU'.C7" chart:label-cell-address="'FIFO vs LRU'.C3:'FIFO vs LRU'.C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'FIFO vs LRU'.B3:'FIFO vs LRU'.B3</svg:desc>
                </draw:g>
              </table:table-cell>
              <table:table-cell office:value-type="string">
                <text:p>LRU</text:p>
                <draw:g>
                  <svg:desc>'FIFO vs LRU'.C3:'FIFO vs LRU'.C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IFO vs LRU'.A4:'FIFO vs LRU'.A7</svg:desc>
                </draw:g>
              </table:table-cell>
              <table:table-cell office:value-type="float" office:value="12">
                <text:p>12</text:p>
                <draw:g>
                  <svg:desc>'FIFO vs LRU'.B4:'FIFO vs LRU'.B7</svg:desc>
                </draw:g>
              </table:table-cell>
              <table:table-cell office:value-type="float" office:value="12">
                <text:p>12</text:p>
                <draw:g>
                  <svg:desc>'FIFO vs LRU'.C4:'FIFO vs LRU'.C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